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fo:font-weight="bold" style:font-weight-asian="bold" style:font-weight-complex="bold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text-properties fo:language="ru" fo:country="RU" fo:font-weight="bold" style:font-weight-asian="bold" style:font-weight-complex="bold"/>
    </style:style>
    <style:style style:name="P8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fo:language="ru" fo:country="RU" fo:background-color="transparent"/>
    </style:style>
    <style:style style:name="P10" style:family="paragraph" style:parent-style-name="Text_20_body">
      <style:text-properties fo:background-color="transparent"/>
    </style:style>
    <style:style style:name="P11" style:family="paragraph" style:parent-style-name="Text_20_body">
      <style:text-properties fo:language="en" fo:country="US" fo:background-color="transparent"/>
    </style:style>
    <style:style style:name="P12" style:family="paragraph" style:parent-style-name="Text_20_body" style:list-style-name="L3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Text_20_body" style:list-style-name="L3">
      <style:text-properties fo:language="en" fo:country="US"/>
    </style:style>
    <style:style style:name="P14" style:family="paragraph" style:parent-style-name="Text_20_body" style:list-style-name="L4">
      <style:text-properties fo:language="en" fo:country="US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fo:language="ru" fo:country="RU"/>
    </style:style>
    <style:style style:name="P17" style:family="paragraph" style:parent-style-name="Text_20_body" style:list-style-name="L2">
      <style:text-properties fo:language="ru" fo:country="RU"/>
    </style:style>
    <style:style style:name="P18" style:family="paragraph" style:parent-style-name="Text_20_body" style:list-style-name="L3">
      <style:text-properties fo:language="ru" fo:country="RU"/>
    </style:style>
    <style:style style:name="P19" style:family="paragraph" style:parent-style-name="Text_20_body" style:list-style-name="L4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fo:background-color="transparent" style:font-weight-asian="bold" style:font-weight-complex="bold"/>
    </style:style>
    <style:style style:name="T5" style:family="text">
      <style:text-properties fo:language="en" fo:country="US" fo:font-style="italic" fo:background-color="transparent" style:font-style-asian="italic" style:font-style-complex="italic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en" fo:country="US" style:font-name-asian="Times New Roman1" style:font-name-complex="Times New Roman1"/>
    </style:style>
    <style:style style:name="T9" style:family="text">
      <style:text-properties fo:language="en" fo:country="US" fo:background-color="transparent"/>
    </style:style>
    <style:style style:name="T10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11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12" style:family="text">
      <style:text-properties fo:language="ru" fo:country="RU"/>
    </style:style>
    <style:style style:name="T1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style:text-position="super 58%" fo:language="ru" fo:country="RU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.15cm" fo:border="none" style:shadow="none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2" draw:name="Графический объект1" text:anchor-type="as-char" svg:width="1.011cm" svg:height="0.9cm" draw:z-index="0"><draw:image xlink:href="../../odt_eng/images/0663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Synchronous motor without damper windings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10">in </text:span></text:span><text:span text:style-name="Основной_20_шрифт_20_абзаца"><text:span text:style-name="T11">palette</text:span></text:span>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3" draw:name="Графический объект2" text:anchor-type="as-char" svg:width="2.35cm" svg:height="1.3cm" draw:z-index="1"><draw:image xlink:href="../../odt_eng/images/0663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10">in </text:span></text:span><text:span text:style-name="Основной_20_шрифт_20_абзаца"><text:span text:style-name="T11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10">The unit implements the model of permanent magnet synchronous motor without damper windings (SM).</text:p>
            <text:p text:style-name="Text_20_body"><text:span text:style-name="Основной_20_шрифт_20_абзаца"><text:span text:style-name="T4">SM Design diagram and differential equations</text:span></text:span></text:p>
            <text:p text:style-name="Text_20_body"><text:span text:style-name="Основной_20_шрифт_20_абзаца"><text:span text:style-name="T9">SM design diagram is equivalent to asynchronous motor diagram plus excitation winding circuit along axis</text:span></text:span><text:span text:style-name="Основной_20_шрифт_20_абзаца"><text:span text:style-name="T9"><draw:frame draw:style-name="fr5" draw:name="Объект1" text:anchor-type="as-char" svg:width="0.527cm" svg:height="0.28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9">fed with voltage</text:span></text:span><text:span text:style-name="Основной_20_шрифт_20_абзаца"><text:span text:style-name="T9"><draw:frame draw:style-name="fr5" draw:name="Объект2" text:anchor-type="as-char" svg:width="1.884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9">. <text:s/>Balance equations for SM winding voltages appear as follows (on assumption that </text:span></text:span><text:span text:style-name="Основной_20_шрифт_20_абзаца"><text:span text:style-name="T5">the stator is rotated with a speed inverse to rotor speed, and the rotor is fixed)</text:span></text:span><text:span text:style-name="Основной_20_шрифт_20_абзаца"><text:span text:style-name="T9">:</text:span></text:span></text:p>
            <text:p text:style-name="Text_20_body"><text:span text:style-name="Основной_20_шрифт_20_абзаца"><text:span text:style-name="T9"><draw:frame draw:style-name="fr5" draw:name="Объект6" text:anchor-type="as-char" svg:width="9.931cm" svg:height="6.943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9">(1)</text:span></text:span></text:p>
            <text:p text:style-name="P10">Balance equation for moments appears as follows:</text:p>
            <text:p text:style-name="Text_20_body"><text:span text:style-name="Основной_20_шрифт_20_абзаца"><text:span text:style-name="T9"><draw:frame draw:style-name="fr5" draw:name="Объект30" text:anchor-type="as-char" svg:width="9.652cm" svg:height="2.692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9">(2)</text:span></text:span></text:p>
            <text:p text:style-name="Text_20_body"><text:span text:style-name="Основной_20_шрифт_20_абзаца"><text:span text:style-name="T9">In these equations: </text:span></text:span><text:span text:style-name="Основной_20_шрифт_20_абзаца"><text:span text:style-name="T9"><draw:frame draw:style-name="fr6" draw:name="Объект3" text:anchor-type="as-char" svg:y="-0.706cm" svg:width="4.246cm" svg:height="0.631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9">are for ohmic resistances of stator windings, excitation windings, starting (damper) winding circuit;</text:span></text:span></text:p>
            <text:p text:style-name="Text_20_body"><text:span text:style-name="Основной_20_шрифт_20_абзаца"><text:span text:style-name="T9"><draw:frame draw:style-name="fr5" draw:name="Объект4" text:anchor-type="as-char" svg:width="8.005cm" svg:height="0.63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9">are for stator and rotor winding currents;</text:span></text:span></text:p>
            <text:p text:style-name="Text_20_body"><text:span text:style-name="Основной_20_шрифт_20_абзаца"><text:span text:style-name="T9"><draw:frame draw:style-name="fr5" draw:name="Объект5" text:anchor-type="as-char" svg:width="9.4cm" svg:height="0.63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9">are for stator and rotor winding flux-linkages;</text:span></text:span><text:span text:style-name="Основной_20_шрифт_20_абзаца"><text:span text:style-name="T9"><draw:frame draw:style-name="fr5" draw:name="Объект7" text:anchor-type="as-char" svg:width="1.175cm" svg:height="0.564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9">is for rotor speed;</text:span></text:span><text:span text:style-name="Основной_20_шрифт_20_абзаца"><text:span text:style-name="T9"><draw:frame draw:style-name="fr5" draw:name="Объект9" text:anchor-type="as-char" svg:width="0.697cm" svg:height="0.621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9">is for a number of pairs of poles;</text:span></text:span><text:span text:style-name="Основной_20_шрифт_20_абзаца"><text:span text:style-name="T9"><draw:frame draw:style-name="fr5" draw:name="Объект10" text:anchor-type="as-char" svg:width="0.755cm" svg:height="0.621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9">is for a number of power voltage phases;</text:span></text:span><text:span text:style-name="Основной_20_шрифт_20_абзаца"><text:span text:style-name="T9"><draw:frame draw:style-name="fr5" draw:name="Объект8" text:anchor-type="as-char" svg:width="2.591cm" svg:height="0.621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9">is for magnetic field rotating speed,</text:span></text:span><text:span text:style-name="Основной_20_шрифт_20_абзаца"><text:span text:style-name="T9"><draw:frame draw:style-name="fr5" draw:name="Объект11" text:anchor-type="as-char" svg:width="1.274cm" svg:height="0.621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9">is for electromagnetic torque.</text:span></text:span></text:p>
            <text:p text:style-name="Text_20_body"><text:soft-page-break/><text:span text:style-name="Основной_20_шрифт_20_абзаца"><text:span text:style-name="T9"><draw:frame draw:style-name="fr5" draw:name="Объект12" text:anchor-type="as-char" svg:width="9.888cm" svg:height="3.752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Основной_20_шрифт_20_абзаца"><text:span text:style-name="T9">(3)</text:span></text:span></text:p>
            <text:p text:style-name="Text_20_body"><text:span text:style-name="Основной_20_шрифт_20_абзаца"><text:span text:style-name="T9">where</text:span></text:span><text:span text:style-name="Основной_20_шрифт_20_абзаца"><text:span text:style-name="T9"><draw:frame draw:style-name="fr5" draw:name="Объект13" text:anchor-type="as-char" svg:width="5.988cm" svg:height="0.631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Основной_20_шрифт_20_абзаца"><text:span text:style-name="T9">are for own inductances of stator and rotor circuits,are </text:span></text:span><text:span text:style-name="Основной_20_шрифт_20_абзаца"><text:span text:style-name="T9"><draw:frame draw:style-name="fr5" draw:name="Объект14" text:anchor-type="as-char" svg:width="2.203cm" svg:height="0.631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Основной_20_шрифт_20_абзаца"><text:span text:style-name="T9">for mutual inductances between windings laying along longitudinal or transversal axes. (In this system of equations symbols ' (accent) are omitted in values of rotor parameters reduced to the stator).</text:span></text:span></text:p>
            <text:p text:style-name="P10">Let us record expressions for flux-linkages via main fluxes and leakage fluxes, i. e.:</text:p>
            <text:p text:style-name="Text_20_body"><text:span text:style-name="Основной_20_шрифт_20_абзаца"><text:span text:style-name="T9"><draw:frame draw:style-name="fr5" draw:name="Объект15" text:anchor-type="as-char" svg:width="6.498cm" svg:height="3.538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Основной_20_шрифт_20_абзаца"><text:span text:style-name="T9">(4)</text:span></text:span></text:p>
            <text:p text:style-name="P10">We obtain:</text:p>
            <text:p text:style-name="Text_20_body"><text:span text:style-name="Основной_20_шрифт_20_абзаца"><text:span text:style-name="T9"><draw:frame draw:style-name="fr5" draw:name="Объект16" text:anchor-type="as-char" svg:width="11.395cm" svg:height="3.896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Основной_20_шрифт_20_абзаца"><text:span text:style-name="T9">(5)</text:span></text:span></text:p>
            <text:p text:style-name="P10">In this case the substitution diagram for motor electric part appears as follows:</text:p>
            <text:p text:style-name="P10"><draw:frame draw:style-name="fr1" draw:name="Frame2" text:anchor-type="paragraph" svg:x="4.357cm" svg:y="4.247cm" svg:width="0.94cm" style:rel-width="5%" draw:z-index="22"><draw:text-box fo:min-height="0.568cm"><text:p text:style-name="Frame_20_contents">axes</text:p></draw:text-box></draw:frame><draw:frame draw:style-name="fr1" draw:name="Frame3" text:anchor-type="paragraph" svg:x="11.606cm" svg:y="4.255cm" svg:width="0.94cm" style:rel-width="5%" draw:z-index="23"><draw:text-box fo:min-height="0.568cm"><text:p text:style-name="Frame_20_contents">axes</text:p></draw:text-box></draw:frame><draw:frame draw:style-name="fr4" draw:name="Графический объект3" text:anchor-type="as-char" svg:y="-5.53cm" svg:width="16.484cm" svg:height="5.53cm" draw:z-index="24"><draw:image xlink:href="../../odt_eng/images/0663-ris-1.png" xlink:type="simple" xlink:show="embed" xlink:actuate="onLoad"/></draw:frame></text:p>
            <text:p text:style-name="Text_20_body"><text:span text:style-name="Основной_20_шрифт_20_абзаца"><text:span text:style-name="T9">Figure 1</text:span></text:span></text:p>
            <text:p text:style-name="P10">Let us group 1,3,4 and 2,5 of equation of system (5). We have the equations</text:p>
            <text:p text:style-name="P10"><draw:frame draw:style-name="fr5" draw:name="Объект17" text:anchor-type="as-char" svg:width="11.395cm" svg:height="3.896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text:p text:style-name="P10">Or, if matrices and vectors are introduced</text:p>
            <text:p text:style-name="P10"><draw:frame draw:style-name="fr5" draw:name="Объект18" text:anchor-type="as-char" svg:width="9.888cm" svg:height="2.097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text:p text:style-name="P10"><draw:frame draw:style-name="fr5" draw:name="Объект19" text:anchor-type="as-char" svg:width="6.673cm" svg:height="1.415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10"><draw:frame draw:style-name="fr5" draw:name="Объект20" text:anchor-type="as-char" svg:width="5.904cm" svg:height="0.774cm" draw:z-index="25"><draw:object xlink:href="./Object 21" xlink:type="simple" xlink:show="embed" xlink:actuate="onLoad"/><draw:image xlink:href="./ObjectReplacements/Object 21" xlink:type="simple" xlink:show="embed" xlink:actuate="onLoad"/></draw:frame></text:p>
            <text:p text:style-name="P11"><draw:frame draw:style-name="fr5" draw:name="Объект21" text:anchor-type="as-char" svg:width="4.267cm" svg:height="0.783cm" draw:z-index="26"><draw:object xlink:href="./Object 22" xlink:type="simple" xlink:show="embed" xlink:actuate="onLoad"/><draw:image xlink:href="./ObjectReplacements/Object 22" xlink:type="simple" xlink:show="embed" xlink:actuate="onLoad"/></draw:frame></text:p>
            <text:p text:style-name="P11"><draw:frame draw:style-name="fr5" draw:name="Объект22" text:anchor-type="as-char" svg:width="5.265cm" svg:height="0.774cm" draw:z-index="27"><draw:object xlink:href="./Object 23" xlink:type="simple" xlink:show="embed" xlink:actuate="onLoad"/><draw:image xlink:href="./ObjectReplacements/Object 23" xlink:type="simple" xlink:show="embed" xlink:actuate="onLoad"/></draw:frame></text:p>
            <text:p text:style-name="P10"><text:span text:style-name="T1"><draw:frame draw:style-name="fr5" draw:name="Объект23" text:anchor-type="as-char" svg:width="3.628cm" svg:height="0.783cm" draw:z-index="28"><draw:object xlink:href="./Object 24" xlink:type="simple" xlink:show="embed" xlink:actuate="onLoad"/><draw:image xlink:href="./ObjectReplacements/Object 24" xlink:type="simple" xlink:show="embed" xlink:actuate="onLoad"/></draw:frame></text:span><text:span text:style-name="T1">we obtain</text:span></text:p>
            <text:p text:style-name="P9"><text:span text:style-name="T1"><draw:frame draw:style-name="fr5" draw:name="Объект24" text:anchor-type="as-char" svg:width="5.741cm" svg:height="0.683cm" draw:z-index="29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text:span text:style-name="T1">(6)</text:span></text:p>
          </table:table-cell>
          <table:covered-table-cell/>
        </table:table-row>
      </table:table>
      <text:p text:style-name="P4"><text:soft-page-break/>We have as a result</text:p>
      <text:p text:style-name="P6"><draw:frame draw:style-name="fr5" draw:name="Объект25" text:anchor-type="as-char" svg:width="17.348cm" svg:height="2.097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(7)</text:p>
      <text:p text:style-name="P6"><draw:frame draw:style-name="fr5" draw:name="Объект26" text:anchor-type="as-char" svg:width="7.576cm" svg:height="1.415cm" draw:z-index="0"><draw:object xlink:href="./Object 28" xlink:type="simple" xlink:show="embed" xlink:actuate="onLoad"/><draw:image xlink:href="./ObjectReplacements/Object 28" xlink:type="simple" xlink:show="embed" xlink:actuate="onLoad"/><svg:desc>formula</svg:desc></draw:frame>(8)</text:p>
      <text:p text:style-name="P6"><text:span text:style-name="T1">and can write as follows</text:span>:</text:p>
      <text:p text:style-name="P6"><draw:frame draw:style-name="fr5" draw:name="Объект27" text:anchor-type="as-char" svg:width="5.553cm" svg:height="2.752cm" draw:z-index="0"><draw:object xlink:href="./Object 29" xlink:type="simple" xlink:show="embed" xlink:actuate="onLoad"/><draw:image xlink:href="./ObjectReplacements/Object 29" xlink:type="simple" xlink:show="embed" xlink:actuate="onLoad"/><svg:desc>formula</svg:desc></draw:frame>(9)</text:p>
      <text:p text:style-name="P6"><text:span text:style-name="T1">where</text:span><draw:frame draw:style-name="fr5" draw:name="Объект28" text:anchor-type="as-char" svg:width="3.44cm" svg:height="1.312cm" draw:z-index="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4">On excluding currents in the initial system of differential equations (1) and introducing the symbols:</text:p>
      <text:p text:style-name="P6"><text:soft-page-break/><draw:frame draw:style-name="fr5" draw:name="Объект29" text:anchor-type="as-char" svg:width="14.302cm" svg:height="6.452cm" draw:z-index="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4">we obtain a system of five differential equations of the first order, which describes electromagnetic processes in synchronous motor:</text:p>
      <text:p text:style-name="P6"><draw:frame draw:style-name="fr5" draw:name="Объект56" text:anchor-type="as-char" svg:width="15.429cm" svg:height="6.943cm" draw:z-index="0"><draw:object xlink:href="./Object 32" xlink:type="simple" xlink:show="embed" xlink:actuate="onLoad"/><draw:image xlink:href="./ObjectReplacements/Object 32" xlink:type="simple" xlink:show="embed" xlink:actuate="onLoad"/><svg:desc>formula</svg:desc></draw:frame>(10)</text:p>
      <text:p text:style-name="P5">Equations describing mechanical processes in motor </text:p>
      <text:p text:style-name="P6"><text:span text:style-name="T1">Let us calculate currents</text:span><draw:frame draw:style-name="fr5" draw:name="Объект31" text:anchor-type="as-char" svg:width="2.863cm" svg:height="0.631cm" draw:z-index="0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">and introduce symbols</text:span>:</text:p>
      <text:p text:style-name="P6"><draw:frame draw:style-name="fr5" draw:name="Объект32" text:anchor-type="as-char" svg:width="10.888cm" svg:height="2.512cm" draw:z-index="0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6"><text:span text:style-name="T1">Thus, we have</text:span>:</text:p>
      <text:p text:style-name="P6"><draw:frame draw:style-name="fr5" draw:name="Объект33" text:anchor-type="as-char" svg:width="9.677cm" svg:height="1.402cm" draw:z-index="0"><draw:object xlink:href="./Object 35" xlink:type="simple" xlink:show="embed" xlink:actuate="onLoad"/><draw:image xlink:href="./ObjectReplacements/Object 35" xlink:type="simple" xlink:show="embed" xlink:actuate="onLoad"/><svg:desc>formula</svg:desc></draw:frame>(12)</text:p>
      <text:p text:style-name="P6"><draw:frame draw:style-name="fr5" draw:name="Объект34" text:anchor-type="as-char" svg:width="9.652cm" svg:height="2.692cm" draw:z-index="0"><draw:object xlink:href="./Object 36" xlink:type="simple" xlink:show="embed" xlink:actuate="onLoad"/><draw:image xlink:href="./ObjectReplacements/Object 36" xlink:type="simple" xlink:show="embed" xlink:actuate="onLoad"/><svg:desc>formula</svg:desc></draw:frame>(13)</text:p>
      <text:p text:style-name="P6"><draw:frame draw:style-name="fr5" draw:name="Объект35" text:anchor-type="as-char" svg:width="6.384cm" svg:height="2.63cm" draw:z-index="0"><draw:object xlink:href="./Object 37" xlink:type="simple" xlink:show="embed" xlink:actuate="onLoad"/><draw:image xlink:href="./ObjectReplacements/Object 37" xlink:type="simple" xlink:show="embed" xlink:actuate="onLoad"/><svg:desc>formula</svg:desc></draw:frame>(14)</text:p>
      <text:p text:style-name="P6"><text:soft-page-break/><text:span text:style-name="T1">where</text:span><draw:frame draw:style-name="fr5" draw:name="Объект41" text:anchor-type="as-char" svg:width="0.534cm" svg:height="0.549cm" draw:z-index="0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1">is for moment of inertia reduced to the motor shaft</text:span>,<draw:frame draw:style-name="fr5" draw:name="Объект42" text:anchor-type="as-char" svg:width="1.039cm" svg:height="0.564cm" draw:z-index="0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1">is for motor shaft rotation angle</text:span>,<draw:frame draw:style-name="fr5" draw:name="Объект43" text:anchor-type="as-char" svg:width="1.453cm" svg:height="0.621cm" draw:z-index="0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1">is for electromagnetic torque</text:span>,<draw:frame draw:style-name="fr5" draw:name="Объект44" text:anchor-type="as-char" svg:width="1.586cm" svg:height="0.621cm" draw:z-index="0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1">is for exciting moment</text:span>.</text:p>
      <text:p text:style-name="P5">Dynamic equation for permanent magnet synchronous motor without damper windings </text:p>
      <text:p text:style-name="P6"><text:span text:style-name="T1">Thus, the dynamic equation for</text:span><text:span text:style-name="T6"> permanent magnet synchronous motor without damper windings is as follows:</text:span></text:p>
      <text:p text:style-name="P6"><draw:frame draw:style-name="fr5" draw:name="Объект36" text:anchor-type="as-char" svg:width="13.894cm" svg:height="6.391cm" draw:z-index="0"><draw:object xlink:href="./Object 42" xlink:type="simple" xlink:show="embed" xlink:actuate="onLoad"/><draw:image xlink:href="./ObjectReplacements/Object 42" xlink:type="simple" xlink:show="embed" xlink:actuate="onLoad"/><svg:desc>formula</svg:desc></draw:frame>(15)</text:p>
      <text:p text:style-name="P6"><text:span text:style-name="T1">In accordance with equations (15) stator currents </text:span><text:span text:style-name="T1"><draw:frame draw:style-name="fr5" draw:name="Object1" text:anchor-type="as-char" svg:width="2.863cm" svg:height="0.631cm" draw:z-index="0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">, angular rotor speed </text:span><text:span text:style-name="T1"><draw:frame draw:style-name="fr5" draw:name="Объект71" text:anchor-type="as-char" svg:width="1.175cm" svg:height="0.564cm" draw:z-index="0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">and rotor rotation angle </text:span><text:span text:style-name="T1"><draw:frame draw:style-name="fr5" draw:name="Объект72" text:anchor-type="as-char" svg:width="1.039cm" svg:height="0.564cm" draw:z-index="0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"> are variables of SM state. Stator winding voltage and exciting moment are input parameters.</text:span> </text:p>
      <text:p text:style-name="P4">The unit has 3 input and 3 output signals.</text:p>
      <text:p text:style-name="Text_20_body"><text:span text:style-name="T3">Input signals</text:span><text:span text:style-name="T12">:</text:span></text:p>
      <text:list xml:id="list2151890027089498885" text:style-name="L1">
        <text:list-item>
          <text:p text:style-name="P15"><text:span text:style-name="T1">Stator winding voltage</text:span><text:span text:style-name="T12"><draw:frame draw:style-name="fr5" draw:name="Объект40" text:anchor-type="as-char" svg:width="1.552cm" svg:height="0.621cm" draw:z-index="0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">in a </text:span><text:span text:style-name="T3">fixed </text:span><text:span text:style-name="T1">system of coordinates</text:span><text:span text:style-name="T12">, </text:span><text:span text:style-name="T1">V.</text:span></text:p>
        </text:list-item>
        <text:list-item>
          <text:p text:style-name="P15"><text:span text:style-name="T1">Stator winding voltage</text:span><text:span text:style-name="T12"><draw:frame draw:style-name="fr5" draw:name="Объект45" text:anchor-type="as-char" svg:width="1.542cm" svg:height="0.621cm" draw:z-index="0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">in a </text:span><text:span text:style-name="T3">fixed </text:span><text:span text:style-name="T1">system of coordinates</text:span><text:span text:style-name="T12">, </text:span><text:span text:style-name="T1">V.</text:span></text:p>
        </text:list-item>
        <text:list-item>
          <text:p text:style-name="P16"><text:span text:style-name="T1">E</text:span>xciting moment<draw:frame draw:style-name="fr5" draw:name="Объект46" text:anchor-type="as-char" svg:width="1.586cm" svg:height="0.621cm" draw:z-index="0"><draw:object xlink:href="./Object 48" xlink:type="simple" xlink:show="embed" xlink:actuate="onLoad"/><draw:image xlink:href="./ObjectReplacements/Object 48" xlink:type="simple" xlink:show="embed" xlink:actuate="onLoad"/><svg:desc>formula</svg:desc></draw:frame>, <text:span text:style-name="T1">N·m</text:span>.</text:p>
        </text:list-item>
      </text:list>
      <text:p text:style-name="P7"><text:span text:style-name="T1">Output signals</text:span>:</text:p>
      <text:list xml:id="list42527684" text:continue-list="list2151890027089498885" text:style-name="L1">
        <text:list-item text:start-value="1">
          <text:p text:style-name="P15"><text:span text:style-name="T1">Rotor angle</text:span><draw:frame draw:style-name="fr5" draw:name="Объект47" text:anchor-type="as-char" svg:width="1.051cm" svg:height="0.564cm" draw:z-index="0"><draw:object xlink:href="./Object 49" xlink:type="simple" xlink:show="embed" xlink:actuate="onLoad"/><draw:image xlink:href="./ObjectReplacements/Object 49" xlink:type="simple" xlink:show="embed" xlink:actuate="onLoad"/><svg:desc>formula</svg:desc></draw:frame>, <text:span text:style-name="T1">rad</text:span>.</text:p>
        </text:list-item>
        <text:list-item>
          <text:p text:style-name="P16"><text:span text:style-name="T7">Rotation angular speed </text:span><draw:frame draw:style-name="fr5" draw:name="Объект48" text:anchor-type="as-char" svg:width="1.254cm" svg:height="0.564cm" draw:z-index="0"><draw:object xlink:href="./Object 50" xlink:type="simple" xlink:show="embed" xlink:actuate="onLoad"/><draw:image xlink:href="./ObjectReplacements/Object 50" xlink:type="simple" xlink:show="embed" xlink:actuate="onLoad"/><svg:desc>formula</svg:desc></draw:frame>, <text:span text:style-name="T1">rad</text:span>/<text:span text:style-name="T1">s</text:span>.</text:p>
        </text:list-item>
        <text:list-item>
          <text:p text:style-name="P16"><text:span text:style-name="T7">Electromechanical moment on the motor rotor shaft</text:span><draw:frame draw:style-name="fr5" draw:name="Объект49" text:anchor-type="as-char" svg:width="1.274cm" svg:height="0.621cm" draw:z-index="0"><draw:object xlink:href="./Object 51" xlink:type="simple" xlink:show="embed" xlink:actuate="onLoad"/><draw:image xlink:href="./ObjectReplacements/Object 51" xlink:type="simple" xlink:show="embed" xlink:actuate="onLoad"/><svg:desc>formula</svg:desc></draw:frame>, N<text:span text:style-name="T1">·m</text:span>.</text:p>
        </text:list-item>
      </text:list>
      <text:p text:style-name="P4">The following can be additionally applied to the third output: </text:p>
      <text:list xml:id="list7701365617039819995" text:style-name="L2">
        <text:list-item>
          <text:p text:style-name="P17"><text:span text:style-name="T1">Stator winding current</text:span><draw:frame draw:style-name="fr5" draw:name="Объект50" text:anchor-type="as-char" svg:width="1.312cm" svg:height="0.621cm" draw:z-index="0"><draw:object xlink:href="./Object 52" xlink:type="simple" xlink:show="embed" xlink:actuate="onLoad"/><draw:image xlink:href="./ObjectReplacements/Object 52" xlink:type="simple" xlink:show="embed" xlink:actuate="onLoad"/><svg:desc>formula</svg:desc></draw:frame>, А.</text:p>
        </text:list-item>
        <text:list-item>
          <text:p text:style-name="P17"><text:span text:style-name="T1">Stator winding current</text:span><draw:frame draw:style-name="fr5" draw:name="Объект51" text:anchor-type="as-char" svg:width="1.272cm" svg:height="0.631cm" draw:z-index="0"><draw:object xlink:href="./Object 53" xlink:type="simple" xlink:show="embed" xlink:actuate="onLoad"/><draw:image xlink:href="./ObjectReplacements/Object 53" xlink:type="simple" xlink:show="embed" xlink:actuate="onLoad"/><svg:desc>formula</svg:desc></draw:frame>, А.</text:p>
        </text:list-item>
      </text:list>
      <text:p text:style-name="P8"><text:span text:style-name="T8">Properties</text:span>:</text:p>
      <text:list xml:id="list8826694197955107318" text:style-name="L3">
        <text:list-item>
          <text:p text:style-name="P18"><text:span text:style-name="T7">Stator circuit resistance</text:span><text:span text:style-name="T13">, </text:span><text:span text:style-name="T13"><draw:frame draw:style-name="fr5" draw:name="Объект38" text:anchor-type="as-char" svg:width="0.545cm" svg:height="0.549cm" draw:z-index="0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3">, </text:span><text:span text:style-name="T7">Ohm</text:span><text:span text:style-name="T13">;</text:span></text:p>
        </text:list-item>
        <text:list-item>
          <text:p text:style-name="P12"><text:span text:style-name="T13">Inductance of stator d-windings </text:span><text:span text:style-name="T13"><draw:frame draw:style-name="fr5" draw:name="Объект37" text:anchor-type="as-char" svg:width="1.312cm" svg:height="0.621cm" draw:z-index="0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3">, H;</text:span></text:p>
        </text:list-item>
        <text:list-item>
          <text:p text:style-name="P12"><text:span text:style-name="T13">Inductance of stator q-windings</text:span><text:span text:style-name="T13"><draw:frame draw:style-name="fr5" draw:name="Объект39" text:anchor-type="as-char" svg:width="1.259cm" svg:height="0.614cm" draw:z-index="0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3">, H;</text:span></text:p>
        </text:list-item>
        <text:list-item>
          <text:p text:style-name="P13">Magnetic flux from permanent magnet via stator windings I, Wb;</text:p>
        </text:list-item>
        <text:list-item>
          <text:p text:style-name="P13">Moment of inertia reduced to the rotor shaft <draw:frame draw:style-name="fr5" draw:name="Объект52" text:anchor-type="as-char" svg:width="0.534cm" svg:height="0.549cm" draw:z-index="0"><draw:object xlink:href="./Object 57" xlink:type="simple" xlink:show="embed" xlink:actuate="onLoad"/><draw:image xlink:href="./ObjectReplacements/Object 57" xlink:type="simple" xlink:show="embed" xlink:actuate="onLoad"/><svg:desc>formula</svg:desc></draw:frame>, kg<text:span text:style-name="T12">·m</text:span><text:span text:style-name="T14">2</text:span><text:span text:style-name="T12">;</text:span></text:p>
        </text:list-item>
      </text:list>
      <text:list xml:id="list44505903265101024" text:style-name="L4">
        <text:list-item>
          <text:p text:style-name="P14">Number of poles <draw:frame draw:style-name="fr5" draw:name="Объект53" text:anchor-type="as-char" svg:width="0.697cm" svg:height="0.621cm" draw:z-index="0"><draw:object xlink:href="./Object 58" xlink:type="simple" xlink:show="embed" xlink:actuate="onLoad"/><draw:image xlink:href="./ObjectReplacements/Object 58" xlink:type="simple" xlink:show="embed" xlink:actuate="onLoad"/><svg:desc>formula</svg:desc></draw:frame>, pcs.;</text:p>
        </text:list-item>
        <text:list-item>
          <text:p text:style-name="P14"><text:soft-page-break/>Number of power voltage phases <draw:frame draw:style-name="fr5" draw:name="Объект54" text:anchor-type="as-char" svg:width="0.755cm" svg:height="0.621cm" draw:z-index="0"><draw:object xlink:href="./Object 59" xlink:type="simple" xlink:show="embed" xlink:actuate="onLoad"/><draw:image xlink:href="./ObjectReplacements/Object 59" xlink:type="simple" xlink:show="embed" xlink:actuate="onLoad"/><svg:desc>formula</svg:desc></draw:frame>, pcs.;</text:p>
        </text:list-item>
        <text:list-item>
          <text:p text:style-name="P19"><text:span text:style-name="T7">Initial angle of rotor rotation</text:span><text:span text:style-name="T13"><draw:frame draw:style-name="fr5" draw:name="Объект55" text:anchor-type="as-char" svg:width="1.136cm" svg:height="0.564cm" draw:z-index="0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3">, </text:span><text:span text:style-name="T7">rad</text:span><text:span text:style-name="T13">.</text:span></text:p>
        </text:list-item>
        <text:list-item>
          <text:p text:style-name="P14"><text:span text:style-name="T13">Initial rotor speed </text:span><text:span text:style-name="T13"><draw:frame draw:style-name="fr5" draw:name="Объект57" text:anchor-type="as-char" svg:width="1.339cm" svg:height="0.564cm" draw:z-index="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3">, rad/s</text:span></text:p>
        </text:list-item>
        <text:list-item>
          <text:p text:style-name="P14">Initial stator winding d current <draw:frame draw:style-name="fr5" draw:name="Объект58" text:anchor-type="as-char" svg:width="1.221cm" svg:height="0.564cm" draw:z-index="0"><draw:object xlink:href="./Object 62" xlink:type="simple" xlink:show="embed" xlink:actuate="onLoad"/><draw:image xlink:href="./ObjectReplacements/Object 62" xlink:type="simple" xlink:show="embed" xlink:actuate="onLoad"/><svg:desc>formula</svg:desc></draw:frame>, A</text:p>
        </text:list-item>
        <text:list-item>
          <text:p text:style-name="P14">Initial stator winding q current , <draw:frame draw:style-name="fr5" draw:name="Объект59" text:anchor-type="as-char" svg:width="1.18cm" svg:height="0.614cm" draw:z-index="0"><draw:object xlink:href="./Object 63" xlink:type="simple" xlink:show="embed" xlink:actuate="onLoad"/><draw:image xlink:href="./ObjectReplacements/Object 63" xlink:type="simple" xlink:show="embed" xlink:actuate="onLoad"/><svg:desc>formula</svg:desc></draw:frame>A</text:p>
        </text:list-item>
        <text:list-item>
          <text:p text:style-name="P14">Additional output.</text:p>
        </text:list-item>
      </text:list>
      <text:p text:style-name="P7"><text:span text:style-name="T1">Notes</text:span>:</text:p>
      <text:p text:style-name="P6">1) <text:span text:style-name="T1">Indexes d and q correspond to axes </text:span><text:span text:style-name="T1"><draw:frame draw:style-name="fr5" draw:name="Объект63" text:anchor-type="as-char" svg:width="0.527cm" svg:height="0.28cm" draw:z-index="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and</text:span><draw:frame draw:style-name="fr5" draw:name="Объект64" text:anchor-type="as-char" svg:width="0.471cm" svg:height="0.489cm" draw:z-index="0"><draw:object xlink:href="./Object 65" xlink:type="simple" xlink:show="embed" xlink:actuate="onLoad"/><draw:image xlink:href="./ObjectReplacements/Object 65" xlink:type="simple" xlink:show="embed" xlink:actuate="onLoad"/><svg:desc>formula</svg:desc></draw:frame>.</text:p>
      <text:p text:style-name="P6">2) <text:span text:style-name="T1">Stator winding voltages</text:span><draw:frame draw:style-name="fr5" draw:name="Объект65" text:anchor-type="as-char" svg:width="1.58cm" svg:height="0.621cm" draw:z-index="0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1">and</text:span><draw:frame draw:style-name="fr5" draw:name="Объект66" text:anchor-type="as-char" svg:width="1.542cm" svg:height="0.631cm" draw:z-index="0"><draw:object xlink:href="./Object 67" xlink:type="simple" xlink:show="embed" xlink:actuate="onLoad"/><draw:image xlink:href="./ObjectReplacements/Object 67" xlink:type="simple" xlink:show="embed" xlink:actuate="onLoad"/><svg:desc>formula</svg:desc></draw:frame><text:span text:style-name="T1">are voltages in a rotating system of coordinates. To obtain these values from input voltages</text:span><draw:frame draw:style-name="fr5" draw:name="Объект68" text:anchor-type="as-char" svg:width="1.552cm" svg:height="0.621cm" draw:z-index="0"><draw:object xlink:href="./Object 68" xlink:type="simple" xlink:show="embed" xlink:actuate="onLoad"/><draw:image xlink:href="./ObjectReplacements/Object 68" xlink:type="simple" xlink:show="embed" xlink:actuate="onLoad"/><svg:desc>formula</svg:desc></draw:frame><text:span text:style-name="T1">and</text:span><draw:frame draw:style-name="fr5" draw:name="Объект69" text:anchor-type="as-char" svg:width="1.542cm" svg:height="0.621cm" draw:z-index="0"><draw:object xlink:href="./Object 69" xlink:type="simple" xlink:show="embed" xlink:actuate="onLoad"/><draw:image xlink:href="./ObjectReplacements/Object 69" xlink:type="simple" xlink:show="embed" xlink:actuate="onLoad"/><svg:desc>formula</svg:desc></draw:frame><text:span text:style-name="T1">the following relation is used:</text:span></text:p>
      <text:p text:style-name="P6"><draw:frame draw:style-name="fr5" draw:name="Объект67" text:anchor-type="as-char" svg:width="10.993cm" svg:height="1.535cm" draw:z-index="0"><draw:object xlink:href="./Object 25" xlink:type="simple" xlink:show="embed" xlink:actuate="onLoad"/><draw:image xlink:href="./ObjectReplacements/Object 25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вигатель синхронный без успокаивающих обмоток</dc:title>
    <meta:creation-date>2012-04-24T07:00:00Z</meta:creation-date>
    <dc:date>2012-04-28T08:39:01.29</dc:date>
    <meta:editing-cycles>11</meta:editing-cycles>
    <meta:editing-duration>PT8H31M17S</meta:editing-duration>
    <meta:document-statistic meta:table-count="1" meta:image-count="3" meta:object-count="69" meta:page-count="6" meta:paragraph-count="86" meta:word-count="604" meta:character-count="3622"/>
    <meta:template xlink:type="simple" xlink:actuate="onRequest" xlink:title="" xlink:href="../../odt_eng/0663.odt/Normal.dotm"/>
  </office:meta>
</office:document-meta>
</file>

<file path=Object 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0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11/content.xml><?xml version="1.0" encoding="utf-8"?>
<math xmlns="http://www.w3.org/1998/Math/MathML">
  <semantics>
    <mrow>
      <mrow>
        <mo stretchy="false">ω</mo>
        <mo stretchy="false">=</mo>
        <mrow>
          <msub>
            <mi>p</mi>
            <mi>п</mi>
          </msub>
          <mo stretchy="false">⋅</mo>
          <mo stretchy="false">Ω</mo>
        </mrow>
      </mrow>
      <mrow>
        <mo stretchy="false">(</mo>
        <mrow>
          <mi>t</mi>
        </mrow>
        <mo stretchy="false">)</mo>
      </mrow>
    </mrow>
    <annotation encoding="StarMath 5.0">%omega = p_п cdot %OMEGA(t)</annotation>
  </semantics>
</math>
</file>

<file path=Object 12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1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right ), #
%PSI_{%beta c}(t) = L_{%beta c} cdot i_{%beta c}(t) + L_{%beta m} cdot i_{%beta p}(t) , #
%PSI_{%alpha f p}(t) = L_{%alpha f p} cdot i_{%alpha f p}(t) + L_{%alpha m} cdot left ( i_{%alpha f p}(t) + i_{%alpha p}(t) right ), #
%PSI_{%alpha p}(t) = L_{%alpha p} cdot i_{%alpha p}(t) + L_{%alpha m} cdot left ( i_{%alpha f p}(t) + i_{%alpha c}(t) right ), #
%PSI_{%beta p}(t) = L_{%beta p} cdot i_{%beta p}(t) + L_{%beta m} cdot i_{%beta c}(t),
} right none</annotation>
  </semantics>
</math>
</file>

<file path=Object 14/content.xml><?xml version="1.0" encoding="utf-8"?>
<math xmlns="http://www.w3.org/1998/Math/MathML">
  <semantics>
    <mrow>
      <msub>
        <mi>L</mi>
        <mrow>
          <mo stretchy="false">α</mo>
          <mi>c</mi>
        </mrow>
      </msub>
      <mi>,</mi>
      <mi/>
      <msub>
        <mi>L</mi>
        <mrow>
          <mo stretchy="false">β</mo>
          <mi>c</mi>
        </mrow>
      </msub>
      <mi>,</mi>
      <mi/>
      <msub>
        <mi>L</mi>
        <mrow>
          <mo stretchy="false">α</mo>
          <mi>f</mi>
          <mi>p</mi>
        </mrow>
      </msub>
      <mi>,</mi>
      <mi/>
      <msub>
        <mi>L</mi>
        <mrow>
          <mo stretchy="false">α</mo>
          <mi>p</mi>
        </mrow>
      </msub>
      <mi>,</mi>
      <mi/>
      <msub>
        <mi>L</mi>
        <mrow>
          <mo stretchy="false">β</mo>
          <mi>p</mi>
        </mrow>
      </msub>
    </mrow>
    <annotation encoding="StarMath 5.0">L_{%alpha c},~
L_{%beta c},~
L_{%alpha f p},~
L_{%alpha p},~
L_{%beta p}</annotation>
  </semantics>
</math>
</file>

<file path=Object 15/content.xml><?xml version="1.0" encoding="utf-8"?>
<math xmlns="http://www.w3.org/1998/Math/MathML">
  <semantics>
    <mrow>
      <msub>
        <mi>L</mi>
        <mrow>
          <mo stretchy="false">α</mo>
          <mi>m</mi>
        </mrow>
      </msub>
      <mi>,</mi>
      <mi/>
      <msub>
        <mi>L</mi>
        <mrow>
          <mo stretchy="false">β</mo>
          <mi>m</mi>
        </mrow>
      </msub>
    </mrow>
    <annotation encoding="StarMath 5.0">L_{%alpha m},~
L_{%beta m}</annotation>
  </semantics>
</math>
</file>

<file path=Object 1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c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β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β</mo>
                        <mi>c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f</mi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β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β</mo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%PSI_{%alpha m}(t) + %PSI_{%alpha c %sigma}(t), #
%PSI_{%beta  c}(t) = %PSI_{%beta  m}(t) + %PSI_{%beta  c %sigma}(t), #
%PSI_{%alpha f p}(t) = %PSI_{%alpha m}(t) + %PSI_{%alpha f p %sigma}(t), #
%PSI_{%alpha p}(t) = %PSI_{%alpha m}(t) + %PSI_{%alpha p %sigma}(t), #
%PSI_{%beta  p}(t) = %PSI_{%beta  m}(t) + %PSI_{%beta  p %sigma}(t),
} right none</annotation>
  </semantics>
</math>
</file>

<file path=Object 1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+ i_{%alpha c}(t) right ), #
%PSI_{%beta c}(t) = L_{%beta c} cdot i_{%beta c}(t) + L_{%beta m} cdot left ( i_{%beta p}(t) + i_{%beta c}(t) right ), #
%PSI_{%alpha f p}(t) = L_{%alpha f p} cdot i_{%alpha f p}(t) + L_{%alpha m} cdot left ( i_{%alpha f p}(t) + i_{%alpha p}(t) + i_{%alpha c}(t) right ), #
%PSI_{%alpha p}(t) = L_{%alpha p} cdot i_{%alpha p}(t) + L_{%alpha m} cdot left ( i_{%alpha f p}(t) + i_{%alpha c}(t) + i_{%alpha p}(t) right ), #
%PSI_{%beta p}(t) = L_{%beta p} cdot i_{%beta p}(t) + L_{%beta m} cdot left ( i_{%beta c}(t)+ i_{%beta p}(t) right ),
} right none</annotation>
  </semantics>
</math>
</file>

<file path=Object 1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+ i_{%alpha c}(t) right ), #
%PSI_{%alpha f p}(t) = L_{%alpha f p} cdot i_{%alpha f p}(t) + L_{%alpha m} cdot left ( i_{%alpha f p}(t) + i_{%alpha p}(t) + i_{%alpha c}(t) right ), #
%PSI_{%alpha p}(t) = L_{%alpha p} cdot i_{%alpha p}(t) + L_{%alpha m} cdot left ( i_{%alpha f p}(t) + i_{%alpha c}(t) + i_{%alpha p}(t) right ), #
%PSI_{%beta c}(t) = L_{%beta c} cdot i_{%beta c}(t) + L_{%beta m} cdot left ( i_{%beta p}(t) + i_{%beta c}(t) right ), #
%PSI_{%beta p}(t) = L_{%beta p} cdot i_{%beta p}(t) + L_{%beta m} cdot left ( i_{%beta c}(t)+ i_{%beta p}(t) right ),
} right none</annotation>
  </semantics>
</math>
</file>

<file path=Object 19/content.xml><?xml version="1.0" encoding="utf-8"?>
<math xmlns="http://www.w3.org/1998/Math/MathML">
  <semantics>
    <mrow>
      <msub>
        <mi>A</mi>
        <mrow>
          <mo stretchy="false">α</mo>
        </mrow>
      </msub>
      <mrow>
        <mi/>
        <mo stretchy="false">=</mo>
        <mi/>
      </mrow>
      <mfenced open="[" close="]">
        <mrow>
          <mtable>
            <mtr>
              <mtd>
                <mrow>
                  <mrow>
                    <msub>
                      <mi>L</mi>
                      <mrow>
                        <mo stretchy="false">α</mo>
                        <mi>c</mi>
                        <mo stretchy="false">σ</mo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  <mi/>
                  <msub>
                    <mi>L</mi>
                    <mrow>
                      <mo stretchy="false">α</mo>
                      <mi>m</mi>
                    </mrow>
                  </msub>
                  <mi/>
                  <msub>
                    <mi>L</mi>
                    <mrow>
                      <mo stretchy="false">α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α</mo>
                      <mi>m</mi>
                    </mrow>
                  </msub>
                  <mi/>
                  <mrow>
                    <msub>
                      <mi>L</mi>
                      <mrow>
                        <mo stretchy="false">α</mo>
                        <mi>f</mi>
                        <mi>p</mi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  <mi/>
                  <msub>
                    <mi>L</mi>
                    <mrow>
                      <mo stretchy="false">α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α</mo>
                      <mi>m</mi>
                    </mrow>
                  </msub>
                  <mi/>
                  <msub>
                    <mi>L</mi>
                    <mrow>
                      <mo stretchy="false">α</mo>
                      <mi>m</mi>
                    </mrow>
                  </msub>
                  <mi/>
                  <mrow>
                    <msub>
                      <mi>L</mi>
                      <mrow>
                        <mo stretchy="false">α</mo>
                        <mi>p</mi>
                        <mo stretchy="false">σ</mo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</mrow>
              </mtd>
            </mtr>
          </mtable>
        </mrow>
      </mfenced>
    </mrow>
    <annotation encoding="StarMath 5.0">A_{%alpha} ~=~ left [ stack{
alignl L_{%alpha c %sigma} + L_{%alpha m}~~~~~~~ L_{%alpha m} ~~~~~~~~~~ L_{%alpha m} #
alignl L_{%alpha m}~~~~~~~~~~ L_{%alpha f p} + L_{%alpha m} ~~~~~~~ L_{%alpha m} #
alignl L_{%alpha m}~~~~~~~~~~~~~~ L_{%alpha m} ~~~~~~ L_{%alpha p %sigma} + L_{%alpha m}
}
right ]</annotation>
  </semantics>
</math>
</file>

<file path=Object 2/content.xml><?xml version="1.0" encoding="utf-8"?>
<math xmlns="http://www.w3.org/1998/Math/MathML">
  <semantics>
    <mrow>
      <msub>
        <mi>U</mi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</mrow>
    <annotation encoding="StarMath 5.0">U_{%alpha f p}(t)</annotation>
  </semantics>
</math>
</file>

<file path=Object 20/content.xml><?xml version="1.0" encoding="utf-8"?>
<math xmlns="http://www.w3.org/1998/Math/MathML">
  <semantics>
    <mrow>
      <msub>
        <mi>A</mi>
        <mrow>
          <mo stretchy="false">β</mo>
        </mrow>
      </msub>
      <mrow>
        <mi/>
        <mo stretchy="false">=</mo>
        <mi/>
      </mrow>
      <mfenced open="[" close="]">
        <mrow>
          <mtable>
            <mtr>
              <mtd>
                <mrow>
                  <mrow>
                    <msub>
                      <mi>L</mi>
                      <mrow>
                        <mo stretchy="false">β</mo>
                        <mi>c</mi>
                      </mrow>
                    </msub>
                    <mo stretchy="false">+</mo>
                    <msub>
                      <mi>L</mi>
                      <mrow>
                        <mo stretchy="false">β</mo>
                        <mi>m</mi>
                      </mrow>
                    </msub>
                  </mrow>
                  <mi/>
                  <msub>
                    <mi>L</mi>
                    <mrow>
                      <mo stretchy="false">β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β</mo>
                      <mi>m</mi>
                    </mrow>
                  </msub>
                  <mi/>
                  <mrow>
                    <msub>
                      <mi>L</mi>
                      <mrow>
                        <mo stretchy="false">β</mo>
                        <mi>p</mi>
                      </mrow>
                    </msub>
                    <mo stretchy="false">+</mo>
                    <msub>
                      <mi>L</mi>
                      <mrow>
                        <mo stretchy="false">β</mo>
                        <mi>m</mi>
                      </mrow>
                    </msub>
                  </mrow>
                </mrow>
              </mtd>
            </mtr>
          </mtable>
        </mrow>
      </mfenced>
    </mrow>
    <annotation encoding="StarMath 5.0">A_{%beta} ~=~ left [ stack{
alignl L_{%beta c} + L_{%beta m}~~~~~~~ L_{%beta m} #
alignl L_{%beta m}~~~~~~~~~~ L_{%beta p} + L_{%beta m}
}
right ]</annotation>
  </semantics>
</math>
</file>

<file path=Object 21/content.xml><?xml version="1.0" encoding="utf-8"?>
<math xmlns="http://www.w3.org/1998/Math/MathML">
  <semantics>
    <mrow>
      <msub>
        <mi>r</mi>
        <mrow>
          <mo stretchy="false">α</mo>
        </mrow>
      </msub>
      <mrow>
        <mi/>
        <mo stretchy="false">=</mo>
        <mi/>
      </mrow>
      <msup>
        <mfenced open="[" close="]">
          <mrow>
            <msub>
              <mi>R</mi>
              <mrow>
                <mo stretchy="false">α</mo>
                <mi>c</mi>
              </mrow>
            </msub>
            <mi/>
            <msub>
              <mi>R</mi>
              <mrow>
                <mo stretchy="false">α</mo>
                <mi>f</mi>
                <mi>p</mi>
              </mrow>
            </msub>
            <mi/>
            <msub>
              <mi>R</mi>
              <mrow>
                <mo stretchy="false">α</mo>
                <mi>p</mi>
              </mrow>
            </msub>
          </mrow>
        </mfenced>
        <mi>T</mi>
      </msup>
    </mrow>
    <annotation encoding="StarMath 5.0">r_{%alpha} ~=~ left [ 
alignl R_{%alpha c} ~~~ R_{%alpha f p} ~~~ R_{%alpha p}
right ] ^ T</annotation>
  </semantics>
</math>
</file>

<file path=Object 22/content.xml><?xml version="1.0" encoding="utf-8"?>
<math xmlns="http://www.w3.org/1998/Math/MathML">
  <semantics>
    <mrow>
      <msub>
        <mi>r</mi>
        <mrow>
          <mo stretchy="false">β</mo>
        </mrow>
      </msub>
      <mrow>
        <mi/>
        <mo stretchy="false">=</mo>
        <mi/>
      </mrow>
      <msup>
        <mfenced open="[" close="]">
          <mrow>
            <msub>
              <mo stretchy="false">Ψ</mo>
              <mrow>
                <mo stretchy="false">β</mo>
                <mi>c</mi>
              </mrow>
            </msub>
            <mi/>
            <msub>
              <mo stretchy="false">Ψ</mo>
              <mrow>
                <mo stretchy="false">β</mo>
                <mi>p</mi>
              </mrow>
            </msub>
          </mrow>
        </mfenced>
        <mi>T</mi>
      </msup>
    </mrow>
    <annotation encoding="StarMath 5.0">r_{%beta} ~=~ left [ 
alignl %PSI_{%beta c} ~~~ %PSI_{%beta p}
right ] ^ T</annotation>
  </semantics>
</math>
</file>

<file path=Object 23/content.xml><?xml version="1.0" encoding="utf-8"?>
<math xmlns="http://www.w3.org/1998/Math/MathML">
  <semantics>
    <mrow>
      <msub>
        <mi>i</mi>
        <mrow>
          <mo stretchy="false">α</mo>
        </mrow>
      </msub>
      <mrow>
        <mi/>
        <mo stretchy="false">=</mo>
        <mi/>
      </mrow>
      <msup>
        <mfenced open="[" close="]">
          <mrow>
            <msub>
              <mi>i</mi>
              <mrow>
                <mo stretchy="false">α</mo>
                <mi>c</mi>
              </mrow>
            </msub>
            <mi/>
            <msub>
              <mi>i</mi>
              <mrow>
                <mo stretchy="false">α</mo>
                <mi>f</mi>
                <mi>p</mi>
              </mrow>
            </msub>
            <mi/>
            <msub>
              <mi>i</mi>
              <mrow>
                <mo stretchy="false">α</mo>
                <mi>p</mi>
              </mrow>
            </msub>
          </mrow>
        </mfenced>
        <mi>T</mi>
      </msup>
    </mrow>
    <annotation encoding="StarMath 5.0">i_{%alpha} ~=~ left [ 
alignl i_{%alpha c} ~~~ i_{%alpha f p} ~~~ i_{%alpha p}
right ] ^ T</annotation>
  </semantics>
</math>
</file>

<file path=Object 24/content.xml><?xml version="1.0" encoding="utf-8"?>
<math xmlns="http://www.w3.org/1998/Math/MathML">
  <semantics>
    <mrow>
      <msub>
        <mi>i</mi>
        <mrow>
          <mo stretchy="false">β</mo>
        </mrow>
      </msub>
      <mrow>
        <mi/>
        <mo stretchy="false">=</mo>
        <mi/>
      </mrow>
      <msup>
        <mfenced open="[" close="]">
          <mrow>
            <msub>
              <mi>i</mi>
              <mrow>
                <mo stretchy="false">β</mo>
                <mi>c</mi>
              </mrow>
            </msub>
            <mi/>
            <msub>
              <mi>i</mi>
              <mrow>
                <mo stretchy="false">β</mo>
                <mi>p</mi>
              </mrow>
            </msub>
          </mrow>
        </mfenced>
        <mi>T</mi>
      </msup>
    </mrow>
    <annotation encoding="StarMath 5.0">i_{%beta} ~=~ left [ 
alignl i_{%beta c} ~~~ i_{%beta p}
right ] ^ T</annotation>
  </semantics>
</math>
</file>

<file path=Object 2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b>
                        <mi>U</mi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row>
                        <msub>
                          <mi>U</mi>
                          <mrow>
                            <mi>a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sin</mi>
                    </mrow>
                  </mrow>
                  <mrow>
                    <mfenced open="(" close=")"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o stretchy="false">−</mo>
                    <mrow>
                      <mrow>
                        <msub>
                          <mi>U</mi>
                          <mrow>
                            <mi>b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cos</mi>
                    </mrow>
                  </mrow>
                  <mfenced open="(" close=")">
                    <mrow>
                      <mrow>
                        <msub>
                          <mi>p</mi>
                          <mi>п</mi>
                        </msub>
                        <mo stretchy="false">⋅</mo>
                        <mo stretchy="false">Ω</mo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,</mi>
                </mrow>
              </mtd>
            </mtr>
            <mtr>
              <mtd>
                <mrow>
                  <mrow>
                    <mrow>
                      <msub>
                        <mi>U</mi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row>
                        <msub>
                          <mi>U</mi>
                          <mrow>
                            <mi>a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cos</mi>
                    </mrow>
                  </mrow>
                  <mrow>
                    <mfenced open="(" close=")"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o stretchy="false">−</mo>
                    <mrow>
                      <mrow>
                        <msub>
                          <mi>U</mi>
                          <mrow>
                            <mi>b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sin</mi>
                    </mrow>
                  </mrow>
                  <mfenced open="(" close=")">
                    <mrow>
                      <mrow>
                        <msub>
                          <mi>p</mi>
                          <mi>п</mi>
                        </msub>
                        <mo stretchy="false">⋅</mo>
                        <mo stretchy="false">Ω</mo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n>.</mn>
                </mrow>
              </mtd>
            </mtr>
          </mtable>
        </mrow>
      </mrow>
    </mrow>
    <annotation encoding="StarMath 5.0">left lbrace stack { 
{U_{%alpha c}(t)} =
{U_{a c}(t)} cdot sin left ( p_п cdot %OMEGA(t) right ) -
{U_{b c}(t)} cdot cos left ( p_п cdot %OMEGA(t) right )  , #
{U_{%beta c}(t)} =
{U_{a c}(t)} cdot cos left ( p_п cdot %OMEGA(t) right ) -
{U_{b c}(t)} cdot sin left ( p_п cdot %OMEGA(t) right )  .
} right none</annotation>
  </semantics>
</math>
</file>

<file path=Object 27/content.xml><?xml version="1.0" encoding="utf-8"?>
<math xmlns="http://www.w3.org/1998/Math/MathML">
  <semantics>
    <mrow>
      <mrow>
        <msub>
          <mi>K</mi>
          <mrow>
            <mo stretchy="false">α</mo>
          </mrow>
        </msub>
        <mo stretchy="false">=</mo>
        <msubsup>
          <mi>A</mi>
          <mrow>
            <mo stretchy="false">α</mo>
          </mrow>
          <mrow>
            <mo stretchy="false">−</mo>
            <mn>1</mn>
          </mrow>
        </msubsup>
      </mrow>
      <mrow>
        <msub>
          <mi>D</mi>
          <mrow>
            <mo stretchy="false">α</mo>
          </mrow>
        </msub>
        <mo stretchy="false">=</mo>
        <mfenced open="[" close="]">
          <mrow>
            <mtable>
              <mtr>
                <mtd>
                  <mrow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a</mi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  <mo stretchy="false">⋅</mo>
                      <msub>
                        <mi>L</mi>
                        <mrow>
                          <mo stretchy="false">α</mo>
                          <mi>p</mi>
                        </mrow>
                      </msub>
                    </mrow>
                    <mi/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i>c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a</mi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⋅</mo>
                      <msub>
                        <mi>L</mi>
                        <mrow>
                          <mo stretchy="false">α</mo>
                          <mi>m</mi>
                        </mrow>
                      </msub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  <mi/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i>с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</mtable>
          </mrow>
        </mfenced>
      </mrow>
    </mrow>
    <annotation encoding="StarMath 5.0">K_{%alpha} = A_{%alpha}^-1 D_{%alpha} =
left [ stack{
alignl (L_{%alpha p} + L_{%alpha m}) cdot L_{%alpha f p} + L_{a m} cdot L_{%alpha p} ~~~~~
-L_{%alpha m} cdot L_{%alpha p}
~~~~~~~~~~~~~~
-L_{%alpha f p} cdot L_{%alpha m} #
alignl
-L_{%alpha m} cdot L_{%alpha p}
~~~~~~~~~~~~~~~
(L_{%alpha p} + L_{%alpha m}) cdot L_{c} + L_{a m} cdot L_{%alpha p}
~~~~~~~
-L_{%alpha c} cdot L_{%alpha m} #
alignl
-L_{%alpha f p} cdot L_{%alpha m}
~~~~~~~~~~~~~~~~~~
-L_{c} cdot L_{%alpha m}
~~~~~~
(L_{с} + L_{%alpha m}) cdot L_{%alpha f p} + L_{c} cdot L_{%alpha m}
}
right ]</annotation>
  </semantics>
</math>
</file>

<file path=Object 28/content.xml><?xml version="1.0" encoding="utf-8"?>
<math xmlns="http://www.w3.org/1998/Math/MathML">
  <semantics>
    <mrow>
      <mrow>
        <msub>
          <mi>K</mi>
          <mrow>
            <mo stretchy="false">β</mo>
          </mrow>
        </msub>
        <mo stretchy="false">=</mo>
        <msubsup>
          <mi>A</mi>
          <mrow>
            <mo stretchy="false">β</mo>
          </mrow>
          <mrow>
            <mo stretchy="false">−</mo>
            <mn>1</mn>
          </mrow>
        </msubsup>
      </mrow>
      <mrow>
        <msub>
          <mi>D</mi>
          <mrow>
            <mo stretchy="false">β</mo>
          </mrow>
        </msub>
        <mo stretchy="false">=</mo>
        <mfenced open="[" close="]">
          <mrow>
            <mtable>
              <mtr>
                <mtd>
                  <mrow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  <mrow>
                      <mi/>
                      <mo stretchy="false">−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o stretchy="false">−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  <mi/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</mrow>
                </mtd>
              </mtr>
            </mtable>
          </mrow>
        </mfenced>
      </mrow>
    </mrow>
    <annotation encoding="StarMath 5.0">K_{%beta} = A_{%beta}^-1 D_{%beta} =
left [ stack{
alignl L_{%beta p} + L_{%beta m} ~~~~~~ -L_{%beta m} #
alignl -L_{%beta m} ~~~~~~ L_{%beta c} + L_{%beta m}
}
right ]</annotation>
  </semantics>
</math>
</file>

<file path=Object 2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</mrow>
                  </msub>
                  <mrow>
                    <mi/>
                    <mo stretchy="false">=</mo>
                    <mi/>
                  </mrow>
                  <mrow>
                    <msubsup>
                      <mi>A</mi>
                      <mrow>
                        <mo stretchy="false">α</mo>
                      </mrow>
                      <mrow>
                        <mrow>
                          <mo stretchy="false">−</mo>
                          <mn>1</mn>
                        </mrow>
                      </mrow>
                    </msubsup>
                    <mo stretchy="false">⋅</mo>
                    <msub>
                      <mi>r</mi>
                      <mrow>
                        <mo stretchy="false">α</mo>
                      </mrow>
                    </msub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K</mi>
                        <mrow>
                          <mo stretchy="false">α</mo>
                        </mrow>
                      </msub>
                      <msub>
                        <mi>r</mi>
                        <mrow>
                          <mo stretchy="false">α</mo>
                        </mrow>
                      </msub>
                    </mrow>
                    <msub>
                      <mi>D</mi>
                      <mrow>
                        <mo stretchy="false">α</mo>
                      </mrow>
                    </msub>
                  </mfrac>
                  <mi>,</mi>
                  <mi/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</mrow>
                  </msub>
                  <mrow>
                    <mi/>
                    <mo stretchy="false">=</mo>
                    <mi/>
                  </mrow>
                  <mrow>
                    <msubsup>
                      <mi>A</mi>
                      <mrow>
                        <mo stretchy="false">β</mo>
                      </mrow>
                      <mrow>
                        <mrow>
                          <mo stretchy="false">−</mo>
                          <mn>1</mn>
                        </mrow>
                      </mrow>
                    </msubsup>
                    <mo stretchy="false">⋅</mo>
                    <msub>
                      <mi>r</mi>
                      <mrow>
                        <mo stretchy="false">β</mo>
                      </mrow>
                    </msub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K</mi>
                        <mrow>
                          <mo stretchy="false">β</mo>
                        </mrow>
                      </msub>
                      <msub>
                        <mi>r</mi>
                        <mrow>
                          <mo stretchy="false">β</mo>
                        </mrow>
                      </msub>
                    </mrow>
                    <msub>
                      <mi>D</mi>
                      <mrow>
                        <mo stretchy="false">β</mo>
                      </mrow>
                    </msub>
                  </mfrac>
                  <mi>,</mi>
                </mrow>
              </mtd>
            </mtr>
          </mtable>
        </mrow>
      </mrow>
    </mrow>
    <annotation encoding="StarMath 5.0">left lbrace stack { 
i_{%alpha} ~=~ A_{%alpha} ^ {-1} cdot r_{%alpha} ~=~ {K_{%alpha} r_{%alpha}} over D_{%alpha},~#
i_{%beta} ~=~ A_{%beta} ^ {-1} cdot r_{%beta} ~=~ {K_{%beta} r_{%beta}} over D_{%beta},
} right none</annotation>
  </semantics>
</math>
</file>

<file path=Object 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+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;</mi>
                </mrow>
              </mtd>
            </mtr>
          </mtable>
        </mrow>
      </mrow>
    </mrow>
    <annotation encoding="StarMath 5.0">left lbrace stack { 
U_{%alpha c}(t) = R_c cdot i_{%alpha c}(t) + {d %PSI_{%alpha c} (t)} over {dt} + p_п cdot %OMEGA(t) cdot %PSI_{%beta  c}(t), #
U_{%beta  c}(t) = R_c cdot i_{%beta  c}(t) + {d %PSI_{%beta  c} (t)} over {dt} - p_п cdot %OMEGA(t) cdot %PSI_{%alpha  c}(t), #
U_{%alpha f p}(t) = R_{%alpha p} cdot i_{%alpha p}(t) + {d %PSI_{%alpha p} (t)} over {dt}, #
0 = R_{%alpha p} cdot i_{%alpha p}(t) + {d %PSI_{%alpha p} (t)} over {dt} , #
0 = R_{%beta p} cdot i_{%beta  p}(t) + {d %PSI_{%beta p} (t)} over {dt} ;
} right none</annotation>
  </semantics>
</math>
</file>

<file path=Object 30/content.xml><?xml version="1.0" encoding="utf-8"?>
<math xmlns="http://www.w3.org/1998/Math/MathML">
  <semantics>
    <mtable>
      <mtr>
        <mtd>
          <mrow>
            <msub>
              <mi>D</mi>
              <mrow>
                <mo stretchy="false">α</mo>
              </mrow>
            </msub>
            <mrow>
              <mi/>
              <mo stretchy="false">=</mo>
              <mi/>
            </mrow>
            <mi mathvariant="italic">det</mi>
            <mfenced open="(" close=")">
              <mrow>
                <msub>
                  <mi>A</mi>
                  <mrow>
                    <mo stretchy="false">α</mo>
                  </mrow>
                </msub>
              </mrow>
            </mfenced>
            <mi>,</mi>
          </mrow>
        </mtd>
      </mtr>
      <mtr>
        <mtd>
          <mrow>
            <msub>
              <mi>D</mi>
              <mrow>
                <mo stretchy="false">β</mo>
              </mrow>
            </msub>
            <mrow>
              <mi/>
              <mo stretchy="false">=</mo>
              <mi/>
            </mrow>
            <mi mathvariant="italic">det</mi>
            <mfenced open="(" close=")">
              <mrow>
                <msub>
                  <mi>A</mi>
                  <mrow>
                    <mo stretchy="false">β</mo>
                  </mrow>
                </msub>
              </mrow>
            </mfenced>
            <mn>.</mn>
          </mrow>
        </mtd>
      </mtr>
    </mtable>
    <annotation encoding="StarMath 5.0">D_{%alpha} ~=~ det left (A_{%alpha} right ),
newline
D_{%beta} ~=~ det left (A_{%beta} right ).</annotation>
  </semantics>
</math>
</file>

<file path=Object 31/content.xml><?xml version="1.0" encoding="utf-8"?>
<math xmlns="http://www.w3.org/1998/Math/MathML">
  <semantics>
    <mtable>
      <mtr>
        <mtd>
          <mrow>
            <msub>
              <mi>K</mi>
              <mrow>
                <mn>1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1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1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/>
            <mi>,</mi>
            <mi/>
          </mrow>
        </mtd>
      </mtr>
      <mtr>
        <mtd>
          <mrow>
            <msub>
              <mi>K</mi>
              <mrow>
                <mn>2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K</mi>
              <mrow>
                <mn>2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/>
            <mi>,</mi>
          </mrow>
        </mtd>
      </mtr>
      <mtr>
        <mtd>
          <mrow>
            <msub>
              <mi>K</mi>
              <mrow>
                <mn>3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3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3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/>
            <mi>,</mi>
            <mi/>
          </mrow>
        </mtd>
      </mtr>
      <mtr>
        <mtd>
          <mrow>
            <msub>
              <mi>K</mi>
              <mrow>
                <mn>4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4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4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</mrow>
        </mtd>
      </mtr>
      <mtr>
        <mtd>
          <mrow>
            <msub>
              <mi>K</mi>
              <mrow>
                <mn>5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β</mo>
                      <mi>p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2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K</mi>
              <mrow>
                <mn>5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β</mo>
                      <mi>p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2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/>
            <mi>,</mi>
          </mrow>
        </mtd>
      </mtr>
    </mtable>
    <annotation encoding="StarMath 5.0">K_{11} ~=~ {R_{c} cdot K_{%alpha} (1,1)} over {D_{%alpha}},~
K_{12} ~=~ {R_{c} cdot K_{%alpha} (1,2)} over {D_{%alpha}},~
K_{13} ~=~ {R_{c} cdot K_{%alpha} (1,3)} over {D_{%alpha}}~~~~,~
newline
K_{21} ~=~ {R_{c} cdot K_{%beta} (1,1)} over {D_{%beta}},~
K_{22} ~=~ {R_{c} cdot K_{%beta} (1,2)} over {D_{%beta}}~
~~~~~~~~~~~~~~~~~~~~~~~~~~,
newline
K_{31} ~=~ {R_{f} cdot K_{%alpha} (2,1)} over {D_{%alpha}},~
K_{32} ~=~ {R_{f} cdot K_{%alpha} (2,2)} over {D_{%alpha}},~
K_{33} ~=~ {R_{f} cdot K_{%alpha} (2,3)} over {D_{%alpha}}~~,~
newline
K_{41} ~=~ {R_{%alpha p} cdot K_{%alpha} (3,1)} over {D_{%alpha}},~
K_{42} ~=~ {R_{%alpha p} cdot K_{%alpha} (3,2)} over {D_{%alpha}},~
K_{43} ~=~ {R_{%alpha p} cdot K_{%alpha} (3,3)} over {D_{%alpha}},~
newline
K_{51} ~=~ {R_{%beta p} cdot K_{%beta} (2,1)} over {D_{%beta}},~
K_{52} ~=~ {R_{%beta p} cdot K_{%beta} (2,2)} over {D_{%beta}}~
~~~~~~~~~~~~~~~~~~~~~~~,
</annotation>
  </semantics>
</math>
</file>

<file path=Object 3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α</mo>
                        <mi>c</mi>
                      </mrow>
                    </msub>
                  </mrow>
                  <mrow>
                    <mrow>
                      <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row>
                            <msub>
                              <mi>K</mi>
                              <mn>11</mn>
                            </msub>
                            <mo stretchy="false">⋅</mo>
                            <mrow>
                              <msub>
                                <mo stretchy="false">Ψ</mo>
                                <mrow>
                                  <mo stretchy="false">α</mo>
                                  <mi>c</mi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row>
                        </mrow>
                        <mo stretchy="false">−</mo>
                        <mrow>
                          <msub>
                            <mi>K</mi>
                            <mn>12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f</mi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13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β</mo>
                        <mi>c</mi>
                      </mrow>
                    </msub>
                  </mrow>
                  <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K</mi>
                            <mn>21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2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f</mi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α</mo>
                        <mi>f</mi>
                        <mi>p</mi>
                      </mrow>
                    </msub>
                  </mrow>
                  <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K</mi>
                            <mn>31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3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row>
                      <msub>
                        <mi>K</mi>
                        <mn>33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row>
                          <mrow>
                            <mo stretchy="false">−</mo>
                            <msub>
                              <mi>K</mi>
                              <mn>41</mn>
                            </msub>
                          </mrow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  <mo stretchy="false">−</mo>
                        <mrow>
                          <msub>
                            <mi>K</mi>
                            <mn>42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f</mi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43</mn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row>
                          <mo stretchy="false">−</mo>
                          <msub>
                            <mi>K</mi>
                            <mn>51</mn>
                          </msub>
                        </mrow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  <mo stretchy="false">−</mo>
                      <mrow>
                        <msub>
                          <mi>K</mi>
                          <mn>5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</mrow>
                  <mi>,</mi>
                </mrow>
              </mtd>
            </mtr>
          </mtable>
        </mrow>
      </mrow>
    </mrow>
    <annotation encoding="StarMath 5.0">
left lbrace stack { 
{d %PSI_{%alpha c} (t)} over {dt} = U_{%alpha c}(t) - K_11 cdot {%PSI_{%alpha c} (t)} - K_12 cdot {%PSI_{%alpha f p} (t)} - K_13 cdot {%PSI_{%alpha p} (t)} - %omega(t) cdot {%PSI_{%beta c} (t)}, #
{d %PSI_{%beta c} (t)} over {dt} = U_{%beta c}(t) - K_21 cdot {%PSI_{%beta c} (t)}
- K_22 cdot {%PSI_{%beta p} (t)} - %omega(t) cdot {%PSI_{%alpha c} (t)}, #
{d %PSI_{%alpha f p} (t)} over {dt} = U_{%alpha f p}(t) - K_31 cdot {%PSI_{%alpha c} (t)} - K_32 cdot {%PSI_{%alpha f p} (t)} - K_33 cdot %PSI_{%alpha p}(t), #
{d %PSI_{%alpha p} (t)} over {dt} = - K_41 cdot {%PSI_{%alpha c} (t)} - K_42 cdot {%PSI_{%alpha f p} (t)} - K_43 cdot %PSI_{%alpha p}(t), #
{d %PSI_{%beta p} (t)} over {dt} = - K_51 cdot {%PSI_{%beta c} (t)}
- K_52 cdot {%PSI_{%beta p} (t)} , 
} right none</annotation>
  </semantics>
</math>
</file>

<file path=Object 33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alpha c}(t),~
i_{%beta c}(t)</annotation>
  </semantics>
</math>
</file>

<file path=Object 34/content.xml><?xml version="1.0" encoding="utf-8"?>
<math xmlns="http://www.w3.org/1998/Math/MathML">
  <semantics>
    <mtable>
      <mtr>
        <mtd>
          <mrow>
            <msub>
              <mi>C</mi>
              <mrow>
                <mn>1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C</mi>
              <mrow>
                <mn>2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C</mi>
              <mrow>
                <mn>3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</mrow>
        </mtd>
      </mtr>
      <mtr>
        <mtd>
          <mrow>
            <msub>
              <mi>C</mi>
              <mrow>
                <mn>4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β</mo>
                  </mrow>
                </msub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C</mi>
              <mrow>
                <mn>5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β</mo>
                  </mrow>
                </msub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</mrow>
        </mtd>
      </mtr>
    </mtable>
    <annotation encoding="StarMath 5.0">C_{1} ~=~ {K_{%alpha} (1,1)} over {D_{%alpha}},~
C_{2} ~=~ {K_{%alpha} (1,2)} over {D_{%alpha}},~
C_{3} ~=~ {K_{%alpha} (1,3)} over {D_{%alpha}},~
newline
C_{4} ~=~ {K_{%beta} (1,1)} over {D_{%beta}},~
C_{5} ~=~ {K_{%beta} (1,2)} over {D_{%beta}}</annotation>
  </semantics>
</math>
</file>

<file path=Object 3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i/>
                    <mo stretchy="false">=</mo>
                    <mi/>
                  </mrow>
                  <mrow>
                    <msub>
                      <mi>C</mi>
                      <mn>1</mn>
                    </msub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2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3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i/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i/>
                    <mo stretchy="false">=</mo>
                    <mi/>
                  </mrow>
                  <mrow>
                    <msub>
                      <mi>C</mi>
                      <mn>4</mn>
                    </msub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5</mn>
                      </msub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/>
                </mrow>
              </mtd>
            </mtr>
          </mtable>
        </mrow>
      </mrow>
    </mrow>
    <annotation encoding="StarMath 5.0">alignl 
left lbrace stack { 
i_{%alpha c} ~=~ C_1 cdot %PSI_{%alpha c}(t) + C_2 cdot %PSI_{%alpha f p}(t) + C_3 cdot %PSI_{%alpha p}(t),~#
i_{%beta  c} ~=~ C_4 cdot %PSI_{%beta c}(t) + C_5 cdot %PSI_{%beta p}(t)~
} right none</annotation>
  </semantics>
</math>
</file>

<file path=Object 3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3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M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 mathvariant="italic">ex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 %OMEGA(t)} over {dt} = 1 over J cdot left ( M_е(t) - M_ex(t) right ), #
{d %theta(t)} over {dt} = %OMEGA(t),
} right none</annotation>
  </semantics>
</math>
</file>

<file path=Object 38/content.xml><?xml version="1.0" encoding="utf-8"?>
<math xmlns="http://www.w3.org/1998/Math/MathML">
  <semantics>
    <mrow>
      <mi>J</mi>
    </mrow>
    <annotation encoding="StarMath 5.0">J</annotation>
  </semantics>
</math>
</file>

<file path=Object 39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40/content.xml><?xml version="1.0" encoding="utf-8"?>
<math xmlns="http://www.w3.org/1998/Math/MathML">
  <semantics>
    <mrow>
      <msub>
        <mi>M</mi>
        <mi>e</mi>
      </msub>
      <mrow>
        <mo stretchy="false">(</mo>
        <mrow>
          <mi>t</mi>
        </mrow>
        <mo stretchy="false">)</mo>
      </mrow>
    </mrow>
    <annotation encoding="StarMath 5.0">M_e(t)</annotation>
  </semantics>
</math>
</file>

<file path=Object 41/content.xml><?xml version="1.0" encoding="utf-8"?>
<math xmlns="http://www.w3.org/1998/Math/MathML">
  <semantics>
    <mrow>
      <msub>
        <mi>M</mi>
        <mi mathvariant="italic">ex</mi>
      </msub>
      <mrow>
        <mo stretchy="false">(</mo>
        <mrow>
          <mi>t</mi>
        </mrow>
        <mo stretchy="false">)</mo>
      </mrow>
    </mrow>
    <annotation encoding="StarMath 5.0">M_ex(t)</annotation>
  </semantics>
</math>
</file>

<file path=Object 4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sub>
                          <mi mathvariant="italic">di</mi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frac>
                          <mn>1</mn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</mfrac>
                      </mrow>
                      <mo stretchy="false">⋅</mo>
                      <msub>
                        <mi>U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row>
                      <mfrac>
                        <mrow>
                          <mi>R</mi>
                        </mrow>
                        <mrow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</mrow>
                      </mfrac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row>
                        <mfrac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  <mrow>
                            <msub>
                              <mi>L</mi>
                              <mrow>
                                <mo stretchy="false">α</mo>
                                <mi>c</mi>
                              </mrow>
                            </msub>
                          </mrow>
                        </mfrac>
                        <mo stretchy="false">⋅</mo>
                        <msub>
                          <mi>p</mi>
                          <mi>п</mi>
                        </msub>
                      </mrow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i>i</mi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sub>
                          <mi mathvariant="italic">di</mi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frac>
                          <mn>1</mn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</mfrac>
                      </mrow>
                      <mo stretchy="false">⋅</mo>
                      <msub>
                        <mi>U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row>
                      <mfrac>
                        <mrow>
                          <mi>R</mi>
                        </mrow>
                        <mrow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</mrow>
                      </mfrac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row>
                        <mfrac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  <mrow>
                            <msub>
                              <mi>L</mi>
                              <mrow>
                                <mo stretchy="false">β</mo>
                                <mi>c</mi>
                              </mrow>
                            </msub>
                          </mrow>
                        </mfrac>
                        <mo stretchy="false">⋅</mo>
                        <msub>
                          <mi>p</mi>
                          <mi>п</mi>
                        </msub>
                      </mrow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i>i</mi>
                      <mrow>
                        <mo stretchy="false">α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frac>
                      <mrow>
                        <mrow>
                          <mrow>
                            <mo stretchy="false">λ</mo>
                            <mo stretchy="false">⋅</mo>
                            <msub>
                              <mi>p</mi>
                              <mi>п</mi>
                            </msub>
                          </mrow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sub>
                          <mi>L</mi>
                          <mrow>
                            <mo stretchy="false">β</mo>
                            <mi>c</mi>
                          </mrow>
                        </msub>
                      </mrow>
                    </mfrac>
                  </mrow>
                  <mi>,</mi>
                </mrow>
              </mtd>
            </mtr>
            <mtr>
              <mtd>
                <mrow>
                  <msub>
                    <mi>T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row>
                          <mn>0.5</mn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i>p</mi>
                          <mi>f</mi>
                        </msub>
                      </mrow>
                      <mo stretchy="false">⋅</mo>
                      <mfenced open="(" close=")">
                        <mrow>
                          <mrow>
                            <mo stretchy="false">λ</mo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row>
                              <mrow>
                                <mo stretchy="false">(</mo>
                                <mrow>
                                  <mrow>
                                    <msub>
                                      <mi>L</mi>
                                      <mrow>
                                        <mo stretchy="false">α</mo>
                                        <mi>c</mi>
                                      </mrow>
                                    </msub>
                                    <mo stretchy="false">−</mo>
                                    <msub>
                                      <mi>L</mi>
                                      <mrow>
                                        <mo stretchy="false">β</mo>
                                        <mi>c</mi>
                                      </mrow>
                                    </msub>
                                  </mrow>
                                </mrow>
                                <mo stretchy="false">)</mo>
                              </mrow>
                              <mo stretchy="false">⋅</mo>
                              <msub>
                                <mi>i</mi>
                                <mrow>
                                  <mo stretchy="false">α</mo>
                                  <mi>c</mi>
                                </mrow>
                              </msub>
                            </mrow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T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>в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i_{%alpha c}(t)} over {dt} = {1 over L_{%alpha c}} cdot U_{%alpha c}(t)
- {R} over {L_{%alpha c}} cdot i_{%alpha c}(t)
+ L_{%beta c} over {L_{%alpha c}} cdot p_п cdot %OMEGA(t) cdot i_{%beta c}(t), #

{di_{%beta c}(t)} over {dt} = {1 over L_{%beta c}} cdot U_{%beta c}(t)
- {R} over {L_{%beta c}} cdot i_{%beta c}(t)
+ L_{%alpha c} over {L_{%beta c}} cdot p_п cdot %OMEGA(t) cdot i_{%alpha c}(t)
- {%lambda cdot p_п cdot %OMEGA(t)} over {L_{%beta c}}, #

T_e(t) = 0.5 cdot p_п cdot p_f cdot left ( 
%lambda cdot i_{%beta c}(t) + (L_{%alpha c} - L_{%beta c}) cdot i_{%alpha c}(t) cdot i_{%beta c}(t)

right ), #
{d %OMEGA(t)} over {dt} = 1 over J cdot left ( T_е(t) - M_в(t) right ), #
{d %theta(t)} over {dt} = %OMEGA(t),
} right none</annotation>
  </semantics>
</math>
</file>

<file path=Object 43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alpha c}(t),~
i_{%beta c}(t)</annotation>
  </semantics>
</math>
</file>

<file path=Object 44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45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46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47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(t)</annotation>
  </semantics>
</math>
</file>

<file path=Object 48/content.xml><?xml version="1.0" encoding="utf-8"?>
<math xmlns="http://www.w3.org/1998/Math/MathML">
  <semantics>
    <mrow>
      <msub>
        <mi>M</mi>
        <mi mathvariant="italic">ex</mi>
      </msub>
      <mrow>
        <mo stretchy="false">(</mo>
        <mrow>
          <mi>t</mi>
        </mrow>
        <mo stretchy="false">)</mo>
      </mrow>
    </mrow>
    <annotation encoding="StarMath 5.0">M_ex(t)</annotation>
  </semantics>
</math>
</file>

<file path=Object 49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5/content.xml><?xml version="1.0" encoding="utf-8"?>
<math xmlns="http://www.w3.org/1998/Math/MathML">
  <semantics>
    <mrow>
      <msub>
        <mi>R</mi>
        <mrow>
          <mi>c</mi>
        </mrow>
      </msub>
      <mi>,</mi>
      <mi/>
      <msub>
        <mi>R</mi>
        <mrow>
          <mi>f</mi>
        </mrow>
      </msub>
      <mi>,</mi>
      <mi/>
      <msub>
        <mi>R</mi>
        <mrow>
          <mo stretchy="false">α</mo>
          <mi>p</mi>
        </mrow>
      </msub>
      <mi>,</mi>
      <mi/>
      <msub>
        <mi>R</mi>
        <mrow>
          <mo stretchy="false">β</mo>
          <mi>p</mi>
        </mrow>
      </msub>
    </mrow>
    <annotation encoding="StarMath 5.0">R_{c},~
R_{f},~
R_{%alpha p},~
R_{%beta p}</annotation>
  </semantics>
</math>
</file>

<file path=Object 50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51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52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53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54/content.xml><?xml version="1.0" encoding="utf-8"?>
<math xmlns="http://www.w3.org/1998/Math/MathML">
  <semantics>
    <mrow>
      <mi>R</mi>
    </mrow>
    <annotation encoding="StarMath 5.0">R</annotation>
  </semantics>
</math>
</file>

<file path=Object 55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56/content.xml><?xml version="1.0" encoding="utf-8"?>
<math xmlns="http://www.w3.org/1998/Math/MathML">
  <semantics>
    <mrow>
      <msub>
        <mi>L</mi>
        <mrow>
          <mo stretchy="false">β</mo>
        </mrow>
      </msub>
      <mrow>
        <mo stretchy="false">(</mo>
        <mrow>
          <mi>t</mi>
        </mrow>
        <mo stretchy="false">)</mo>
      </mrow>
    </mrow>
    <annotation encoding="StarMath 5.0">L_{%beta}(t)</annotation>
  </semantics>
</math>
</file>

<file path=Object 57/content.xml><?xml version="1.0" encoding="utf-8"?>
<math xmlns="http://www.w3.org/1998/Math/MathML">
  <semantics>
    <mrow>
      <mi>J</mi>
    </mrow>
    <annotation encoding="StarMath 5.0">J</annotation>
  </semantics>
</math>
</file>

<file path=Object 58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59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6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i_{%alpha c}(t),~
i_{%beta c}(t),~
i_{%alpha f p}(t),~
i_{%alpha p}(t),~
i_{%beta p}(t)</annotation>
  </semantics>
</math>
</file>

<file path=Object 60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61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62/content.xml><?xml version="1.0" encoding="utf-8"?>
<math xmlns="http://www.w3.org/1998/Math/MathML">
  <semantics>
    <mrow>
      <msub>
        <mi>i</mi>
        <mrow>
          <mo stretchy="false">α</mo>
        </mrow>
      </msub>
      <mrow>
        <mo stretchy="false">(</mo>
        <mrow>
          <mn>0</mn>
        </mrow>
        <mo stretchy="false">)</mo>
      </mrow>
    </mrow>
    <annotation encoding="StarMath 5.0">i_{%alpha}(0)</annotation>
  </semantics>
</math>
</file>

<file path=Object 63/content.xml><?xml version="1.0" encoding="utf-8"?>
<math xmlns="http://www.w3.org/1998/Math/MathML">
  <semantics>
    <mrow>
      <msub>
        <mi>i</mi>
        <mrow>
          <mo stretchy="false">β</mo>
        </mrow>
      </msub>
      <mrow>
        <mo stretchy="false">(</mo>
        <mrow>
          <mn>0</mn>
        </mrow>
        <mo stretchy="false">)</mo>
      </mrow>
    </mrow>
    <annotation encoding="StarMath 5.0">i_{%beta}(0)</annotation>
  </semantics>
</math>
</file>

<file path=Object 64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65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66/content.xml><?xml version="1.0" encoding="utf-8"?>
<math xmlns="http://www.w3.org/1998/Math/MathML">
  <semantics>
    <mrow>
      <msub>
        <mi>U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U_{%alpha c} (t)</annotation>
  </semantics>
</math>
</file>

<file path=Object 67/content.xml><?xml version="1.0" encoding="utf-8"?>
<math xmlns="http://www.w3.org/1998/Math/MathML">
  <semantics>
    <mrow>
      <msub>
        <mi>U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U_{%beta c}(t)</annotation>
  </semantics>
</math>
</file>

<file path=Object 68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69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 (t)</annotation>
  </semantics>
</math>
</file>

<file path=Object 7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,~
%PSI_{%beta c}(t),~
%PSI_{%alpha f p}(t),~
%PSI_{%alpha p}(t),~
%PSI_{%beta p}(t)</annotation>
  </semantics>
</math>
</file>

<file path=Object 70/content.xml><?xml version="1.0" encoding="utf-8"?>
<math xmlns="http://www.w3.org/1998/Math/MathML">
  <semantics>
    <mrow>
      <msub>
        <mi>i</mi>
        <mrow>
          <mo stretchy="false">α</mo>
        </mrow>
      </msub>
      <mrow>
        <mi/>
        <mo stretchy="false">=</mo>
        <mi/>
      </mrow>
      <mrow>
        <msubsup>
          <mi>A</mi>
          <mrow>
            <mo stretchy="false">α</mo>
          </mrow>
          <mrow>
            <mrow>
              <mo stretchy="false">−</mo>
              <mn>1</mn>
            </mrow>
          </mrow>
        </msubsup>
        <mo stretchy="false">⋅</mo>
        <msub>
          <mi>r</mi>
          <mrow>
            <mo stretchy="false">α</mo>
          </mrow>
        </msub>
      </mrow>
      <mi>,</mi>
      <mi/>
      <msub>
        <mi>i</mi>
        <mrow>
          <mo stretchy="false">β</mo>
        </mrow>
      </msub>
      <mrow>
        <mi/>
        <mo stretchy="false">=</mo>
        <mi/>
      </mrow>
      <mrow>
        <msubsup>
          <mi>A</mi>
          <mrow>
            <mo stretchy="false">β</mo>
          </mrow>
          <mrow>
            <mrow>
              <mo stretchy="false">−</mo>
              <mn>1</mn>
            </mrow>
          </mrow>
        </msubsup>
        <mo stretchy="false">⋅</mo>
        <msub>
          <mi>r</mi>
          <mrow>
            <mo stretchy="false">β</mo>
          </mrow>
        </msub>
      </mrow>
    </mrow>
    <annotation encoding="StarMath 5.0">i_{%alpha} ~=~ A_{%alpha} ^ {-1} cdot r_{%alpha},~
i_{%beta} ~=~ A_{%beta} ^ {-1} cdot r_{%beta}</annotation>
  </semantics>
</math>
</file>

<file path=Object 8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9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